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fo:padding="0in" fo:border="none"/>
    </style:style>
    <style:style style:name="P2" style:family="paragraph" style:parent-style-name="Text_20_body" style:list-style-name="L2">
      <style:paragraph-properties fo:margin-left="0in" fo:margin-right="0in" fo:margin-top="0in" fo:margin-bottom="0in" fo:orphans="2" fo:widows="2" fo:text-indent="0in" style:auto-text-indent="false" fo:padding="0in" fo:border="none"/>
    </style:style>
    <style:style style:name="P3" style:family="paragraph" style:parent-style-name="Text_20_body" style:list-style-name="L3">
      <style:paragraph-properties fo:margin-left="0in" fo:margin-right="0in" fo:margin-top="0in" fo:margin-bottom="0in" fo:orphans="2" fo:widows="2" fo:text-indent="0in" style:auto-text-indent="false" fo:padding="0in" fo:border="none"/>
    </style:style>
    <style:style style:name="P4" style:family="paragraph" style:parent-style-name="Text_20_body" style:list-style-name="L2">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5" style:family="paragraph" style:parent-style-name="Text_20_body" style:list-style-name="L3">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6" style:family="paragraph" style:parent-style-name="Text_20_body" style:list-style-name="L5">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7" style:family="paragraph" style:parent-style-name="Text_20_body" style:list-style-name="L1">
      <style:paragraph-properties fo:margin-top="0in" fo:margin-bottom="0.1665in" fo:orphans="2" fo:widows="2"/>
      <style:text-properties fo:font-variant="normal" fo:text-transform="none" fo:color="#333333" style:font-name="apple-system" fo:font-size="12pt" fo:letter-spacing="normal" fo:font-style="normal" fo:font-weight="normal"/>
    </style:style>
    <style:style style:name="P8" style:family="paragraph" style:parent-style-name="Text_20_body" style:list-style-name="L2">
      <style:paragraph-properties fo:margin-top="0in" fo:margin-bottom="0.1665in" fo:orphans="2" fo:widows="2"/>
      <style:text-properties fo:font-variant="normal" fo:text-transform="none" fo:color="#333333" style:font-name="apple-system" fo:font-size="12pt" fo:letter-spacing="normal" fo:font-style="normal" fo:font-weight="normal"/>
    </style:style>
    <style:style style:name="P9" style:family="paragraph" style:parent-style-name="Text_20_body" style:list-style-name="L2">
      <style:paragraph-properties fo:margin-top="0.1665in" fo:margin-bottom="0.1665in" fo:orphans="2" fo:widows="2"/>
    </style:style>
    <style:style style:name="P10" style:family="paragraph" style:parent-style-name="Text_20_body" style:list-style-name="L3">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1" style:family="paragraph" style:parent-style-name="Text_20_body" style:list-style-name="L4">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2" style:family="paragraph" style:parent-style-name="Text_20_body" style:list-style-name="L5">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3" style:family="paragraph" style:parent-style-name="Text_20_body" style:list-style-name="L4">
      <style:paragraph-properties fo:margin-top="0.1665in" fo:margin-bottom="0.1665in" fo:orphans="2" fo:widows="2"/>
      <style:text-properties fo:font-variant="normal" fo:text-transform="none" fo:color="#4078c0" style:text-line-through-style="none" fo:letter-spacing="normal" style:text-underline-style="none" style:text-blinking="false" fo:background-color="transparent"/>
    </style:style>
    <style:style style:name="P14"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333333" style:font-name="apple-system" fo:letter-spacing="normal" fo:font-style="normal" fo:font-weight="bold"/>
    </style:style>
    <style:style style:name="P15" style:family="paragraph" style:parent-style-name="Heading_20_1">
      <style:text-properties fo:font-variant="normal" fo:text-transform="none" fo:color="#333333" style:font-name="apple-system" fo:font-size="14pt" fo:letter-spacing="normal" fo:font-style="normal" fo:font-weight="bold" style:font-size-asian="14pt" style:font-size-complex="14pt"/>
    </style:style>
    <style:style style:name="P16"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eeeee"/>
      <style:text-properties fo:font-variant="normal" fo:text-transform="none" fo:color="#333333" style:font-name="apple-system" fo:letter-spacing="normal" fo:font-style="normal" fo:font-weight="bold"/>
    </style:style>
    <style:style style:name="P17"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333333" style:font-name="apple-system" fo:font-size="12pt" fo:letter-spacing="normal" fo:font-style="normal" fo:font-weight="bold"/>
    </style:style>
    <style:style style:name="T1" style:family="text">
      <style:text-properties fo:font-variant="normal" fo:text-transform="none" fo:color="#333333" style:font-name="apple-system" fo:font-size="12pt" fo:letter-spacing="normal" fo:font-style="normal" fo:font-weight="normal"/>
    </style:style>
    <style:style style:name="T2" style:family="text">
      <style:text-properties fo:font-variant="normal" fo:text-transform="none" fo:color="#333333" style:font-name="apple-system" fo:font-size="12pt" fo:letter-spacing="normal" fo:font-style="normal" fo:font-weight="bold"/>
    </style:style>
    <style:style style:name="T3" style:family="text">
      <style:text-properties fo:font-variant="normal" fo:text-transform="none" fo:color="#333333" style:font-name="SFMono-Regular" fo:font-size="9.75pt" fo:letter-spacing="normal" fo:font-style="normal" fo:font-weight="normal"/>
    </style:style>
    <style:style style:name="T4" style:family="text">
      <style:text-properties fo:color="#4078c0" style:text-line-through-style="none" style:text-underline-style="none"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9638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Week 15 Assignment - Burger 2: The Sequel</text:h>
      <text:h text:style-name="P14" text:outline-level="3"><text:bookmark text:name="user-content-overview"/>Overview</text:h>
      <text:p text:style-name="P1"><text:span text:style-name="T1">In this assignment, you're going to Sequelize the </text:span><text:span text:style-name="Source_20_Text"><text:span text:style-name="T3">Burger</text:span></text:span><text:span text:style-name="T1"> app you made last week. We've split this exercise into three different tiers, all with different tasks and expectations. Finish whichever tier will provide you with the most reasonable challenge.</text:span></text:p>
      <text:h text:style-name="P14" text:outline-level="3"><text:bookmark text:name="user-content-remember"/>Remember</text:h>
      <text:list xml:id="list8737294655887133270" text:style-name="L1">
        <text:list-item>
          <text:p text:style-name="P7">You will be fully capable of doing this homework by the end of Saturday's class.</text:p>
        </text:list-item>
      </text:list>
      <text:h text:style-name="P14" text:outline-level="3"><text:bookmark text:name="user-content-before-you-begin"/>Before you Begin</text:h>
      <text:list xml:id="list5201425095717976237" text:style-name="L2">
        <text:list-item>
          <text:p text:style-name="P2"><text:span text:style-name="T1">Create a new folder called </text:span><text:span text:style-name="Source_20_Text"><text:span text:style-name="T3">sequelizedBurger</text:span></text:span></text:p>
        </text:list-item>
        <text:list-item>
          <text:p text:style-name="P8">Copy the contents of your completed assignment from last week.</text:p>
          <text:list>
            <text:list-item>
              <text:p text:style-name="P2"><text:span text:style-name="T1">Remove the older git connection with </text:span><text:span text:style-name="Source_20_Text"><text:span text:style-name="T3">rm -R .git</text:span></text:span><text:span text:style-name="T1">.</text:span></text:p>
            </text:list-item>
            <text:list-item>
              <text:p text:style-name="P4">Then connect this folder with a new github repo.</text:p>
            </text:list-item>
          </text:list>
        </text:list-item>
        <text:list-item>
          <text:p text:style-name="P2"><text:span text:style-name="T1">Run </text:span><text:span text:style-name="Source_20_Text"><text:span text:style-name="T3">sequelize init</text:span></text:span><text:span text:style-name="T1"> to create the neccesary sequel files.</text:span></text:p>
        </text:list-item>
        <text:list-item>
          <text:p text:style-name="P9"><text:span text:style-name="Strong_20_Emphasis"><text:span text:style-name="T2">Note</text:span></text:span><text:span text:style-name="T1">: If for any reason you don't have a finished assignment for last week, no problem. Message the instructor, who will provide you will a skeleton file to work of for this week.</text:span></text:p>
        </text:list-item>
      </text:list>
      <text:h text:style-name="P16" text:outline-level="2"><text:bookmark text:name="user-content-instructions"/>Instructions</text:h>
      <text:h text:style-name="P17" text:outline-level="4"><text:bookmark text:name="user-content-tier-1-sequelized-basic-to-moderate"/>Tier 1: Sequelized! (Basic to Moderate)</text:h>
      <text:list xml:id="list2890873723014986430" text:style-name="L3">
        <text:list-item>
          <text:p text:style-name="P10">Remove all references to your vanilla MySQL queries and replace them with Sequelize queries.</text:p>
        </text:list-item>
        <text:list-item>
          <text:p text:style-name="P10">That means:</text:p>
          <text:list>
            <text:list-item>
              <text:p text:style-name="P3"><text:span text:style-name="T1">Replacing your MySQL </text:span><text:span text:style-name="Source_20_Text"><text:span text:style-name="T3">Burger</text:span></text:span><text:span text:style-name="T1"> model with a Sequelized equivalent.</text:span></text:p>
              <text:list>
                <text:list-item>
                  <text:p text:style-name="P5">Don't forget to edit the model and initial migration file to make the burger's devoured field carry a default value of false -- otherwise you might encounter bugs.</text:p>
                  <text:list>
                    <text:list-item>
                      <text:p text:style-name="P5"><text:soft-page-break/>There's no option to include that default in the command line, so you'll need to open up Sublime to make this change.</text:p>
                    </text:list-item>
                  </text:list>
                </text:list-item>
                <text:list-item>
                  <text:p text:style-name="P10">Don't forget to sync the models!</text:p>
                </text:list-item>
                <text:list-item>
                  <text:p text:style-name="P3"><text:span text:style-name="T1">Edit your new </text:span><text:span text:style-name="Source_20_Text"><text:span text:style-name="T3">config.json</text:span></text:span><text:span text:style-name="T1"> file to include your database configurations. Place your JawsDB details in the </text:span><text:span text:style-name="Source_20_Text"><text:span text:style-name="T3">production</text:span></text:span><text:span text:style-name="T1"> property of your json file; the details of your local database go in the </text:span><text:span text:style-name="Source_20_Text"><text:span text:style-name="T3">developer</text:span></text:span><text:span text:style-name="T1"> property.</text:span></text:p>
                </text:list-item>
                <text:list-item>
                  <text:p text:style-name="P3"><text:span text:style-name="T1">Remove your old ORM file, as well as any references to it in </text:span><text:span text:style-name="Source_20_Text"><text:span text:style-name="T3">burgers_controller.js</text:span></text:span><text:span text:style-name="T1">. Replace those references with Sequelize's ORM methods.</text:span></text:p>
                </text:list-item>
              </text:list>
            </text:list-item>
          </text:list>
        </text:list-item>
        <text:list-item>
          <text:p text:style-name="P10">When you finish, your site should function just like your last one: <text:span text:style-name="T4"><draw:a xlink:type="simple" xlink:href="https://github.com/the-Coding-Boot-Camp-at-UT/10-16-Austin-Class-Content/blob/master/homework-assignments/week-15-burger-the-sequel/Images/1-Sequelized.jpg" office:target-frame-name="_blank" xlink:show="new"><draw:frame draw:style-name="fr1" draw:name="graphics1" text:anchor-type="as-char" svg:width="0.8138in" svg:height="0.4209in" draw:z-index="0"><draw:image xlink:href="https://github.com/the-Coding-Boot-Camp-at-UT/10-16-Austin-Class-Content/raw/master/homework-assignments/week-15-burger-the-sequel/Images/1-Sequelized.jpg" xlink:type="simple" xlink:show="embed" xlink:actuate="onLoad"/><svg:title>1-Sequelized</svg:title></draw:frame></draw:a></text:span></text:p>
        </text:list-item>
      </text:list>
      <text:h text:style-name="P17" text:outline-level="4"><text:bookmark text:name="user-content-tier-2-customer-associations-challenge"/>Tier 2: Customer Associations (Challenge)</text:h>
      <text:list xml:id="list7413922862965403643" text:style-name="L4">
        <text:list-item>
          <text:p text:style-name="P11">Add in a Customer association to the project. This will involve creating at least one new Customer model and connecting it with your Burger model.</text:p>
        </text:list-item>
        <text:list-item>
          <text:p text:style-name="P11">What kind of association you would like to use is up to you. Does a Customer have one Burger? Many Burgers?</text:p>
        </text:list-item>
        <text:list-item>
          <text:p text:style-name="P11">For example, you could make a site that logs the name of which Customer ate which Burger, where each Customer only gets one Burger. If you can't think of another type of association, try this one!</text:p>
          <text:p text:style-name="P13"><draw:a xlink:type="simple" xlink:href="https://github.com/the-Coding-Boot-Camp-at-UT/10-16-Austin-Class-Content/blob/master/homework-assignments/week-15-burger-the-sequel/Images/3-Associated.jpg" office:target-frame-name="_blank" xlink:show="new"><draw:frame draw:style-name="fr1" draw:name="graphics2" text:anchor-type="as-char" svg:width="0.8138in" svg:height="0.4209in" draw:z-index="1"><draw:image xlink:href="https://github.com/the-Coding-Boot-Camp-at-UT/10-16-Austin-Class-Content/raw/master/homework-assignments/week-15-burger-the-sequel/Images/3-Associated.jpg" xlink:type="simple" xlink:show="embed" xlink:actuate="onLoad"/><svg:title>3-Associated</svg:title></draw:frame></draw:a></text:p>
        </text:list-item>
        <text:list-item>
          <text:p text:style-name="P11">If you do go select this tier, you must edit the handlebars files and CSS stylesheets to implement some sort of additional feature to the site. We don't want you to just connect two models and submit your project. Make your site do something relevant to this association.</text:p>
        </text:list-item>
      </text:list>
      <text:h text:style-name="P17" text:outline-level="4"><text:bookmark text:name="user-content-bonus-challenge"/>Bonus! (Challenge)</text:h>
      <text:list xml:id="list1567030140422372443" text:style-name="L5">
        <text:list-item>
          <text:p text:style-name="P12">Add validations to your models where:</text:p>
          <text:list>
            <text:list-item>
              <text:p text:style-name="P6">A burger's name cannot be null</text:p>
            </text:list-item>
            <text:list-item>
              <text:p text:style-name="P6">A burger's devoured status is false by default</text:p>
            </text:list-item>
            <text:list-item>
              <text:p text:style-name="P6"><text:soft-page-break/>A Customer's name cannot be null</text:p>
            </text:list-item>
          </text:list>
        </text:list-item>
        <text:list-item>
          <text:p text:style-name="P12">Order the Burgers you send back to the user in alphabetical order using the Sequelize "order" op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25S</meta:editing-duration>
    <meta:editing-cycles>3</meta:editing-cycles>
    <meta:generator>OpenOffice/4.1.2$Win32 OpenOffice.org_project/412m3$Build-9782</meta:generator>
    <dc:date>2017-02-19T13:29:42.69</dc:date>
    <meta:document-statistic meta:table-count="0" meta:image-count="2" meta:object-count="0" meta:page-count="3" meta:paragraph-count="35" meta:word-count="503" meta:character-count="2841"/>
    <dc:creator>First Last</dc:creator>
    <meta:user-defined meta:name="Info 1"/>
    <meta:user-defined meta:name="Info 2"/>
    <meta:user-defined meta:name="Info 3"/>
    <meta:user-defined meta:name="Info 4"/>
  </office:meta>
</office:document-meta>
</file>